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All.E4:.E20]*[All.F4:.F20])" office:value-type="float" office:value="124.632" calcext:value-type="float">
            <text:p>124.63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AMS mating connecto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-01-4046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a xlink:href="http://www.digikey.com/product-detail/en/molex-connector-corporation/39-01-4046/WM18440-ND/300073" xlink:type="simple">http://www.digikey.com/product-detail/en/molex-connector-corporation/39-01-4046/WM18440-ND/300073</text:a></text:p>
          </table:table-cell>
          <table:table-cell/>
        </table:table-row>
        <table:table-row table:style-name="ro2">
          <table:table-cell office:value-type="string" calcext:value-type="string">
            <text:p>AMS male terminals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-00-0040</text:p>
          </table:table-cell>
          <table:table-cell office:value-type="string" calcext:value-type="string">
            <text:p>Digikey</text:p>
          </table:table-cell>
          <table:table-cell office:value-type="float" office:value="25" calcext:value-type="float">
            <text:p>25</text:p>
          </table:table-cell>
          <table:table-cell office:value-type="float" office:value="0.0708" calcext:value-type="float">
            <text:p>0.0708</text:p>
          </table:table-cell>
          <table:table-cell office:value-type="string" calcext:value-type="string">
            <text:p><text:a xlink:href="http://www.digikey.com/product-detail/en/molex-llc/0039000040/WM2500CT-ND/467979" xlink:type="simple">http://www.digikey.com/product-detail/en/molex-llc/0039000040/WM2500CT-ND/467979</text:a></text:p>
          </table:table-cell>
          <table:table-cell/>
        </table:table-row>
        <table:table-row table:style-name="ro2">
          <table:table-cell office:value-type="string" calcext:value-type="string">
            <text:p>AMS test fuseholders</text:p>
          </table:table-cell>
          <table:table-cell office:value-type="string" calcext:value-type="string">
            <text:p>MPD</text:p>
          </table:table-cell>
          <table:table-cell office:value-type="string" calcext:value-type="string">
            <text:p>BF303</text:p>
          </table:table-cell>
          <table:table-cell office:value-type="string" calcext:value-type="string">
            <text:p>Digikey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<text:a xlink:href="http://www.digikey.com/product-detail/en/mpd-memory-protection-devices/BF303/BF303-ND/2330519" xlink:type="simple">http://www.digikey.com/product-detail/en/mpd-memory-protection-devices/BF303/BF303-ND/2330519</text:a></text:p>
          </table:table-cell>
          <table:table-cell/>
        </table:table-row>
        <table:table-row table:style-name="ro2">
          <table:table-cell office:value-type="string" calcext:value-type="string">
            <text:p>AMS test fuse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0001.2504</text:p>
          </table:table-cell>
          <table:table-cell office:value-type="string" calcext:value-type="string">
            <text:p>Digikey</text:p>
          </table:table-cell>
          <table:table-cell office:value-type="float" office:value="5" calcext:value-type="float">
            <text:p>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a xlink:href="http://www.digikey.com/product-detail/en/schurter-inc/0001.2504/486-1782-ND/639704" xlink:type="simple">http://www.digikey.com/product-detail/en/schurter-inc/0001.2504/486-1782-ND/639704</text:a></text:p>
          </table:table-cell>
          <table:table-cell/>
        </table:table-row>
        <table:table-row table:style-name="ro2">
          <table:table-cell office:value-type="string" calcext:value-type="string">
            <text:p>AMS cell board con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0039013022</text:p>
          </table:table-cell>
          <table:table-cell office:value-type="string" calcext:value-type="string">
            <text:p>Digikey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a xlink:href="http://www.digikey.com/product-detail/en/molex-llc/0039013022/WM1021-ND/1118564" xlink:type="simple">http://www.digikey.com/product-detail/en/molex-llc/0039013022/WM1021-ND/1118564</text:a></text:p>
          </table:table-cell>
          <table:table-cell/>
        </table:table-row>
        <table:table-row table:style-name="ro2">
          <table:table-cell office:value-type="string" calcext:value-type="string">
            <text:p>AMS female terminals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-00-0039</text:p>
          </table:table-cell>
          <table:table-cell office:value-type="string" calcext:value-type="string">
            <text:p>Digikey</text:p>
          </table:table-cell>
          <table:table-cell office:value-type="float" office:value="20" calcext:value-type="float">
            <text:p>20</text:p>
          </table:table-cell>
          <table:table-cell office:value-type="float" office:value="0.1356" calcext:value-type="float">
            <text:p>0.1356</text:p>
          </table:table-cell>
          <table:table-cell office:value-type="string" calcext:value-type="string">
            <text:p><text:a xlink:href="http://www.digikey.com/product-detail/en/molex-llc/0039000039/WM2501-ND/61448" xlink:type="simple">http://www.digikey.com/product-detail/en/molex-llc/0039000039/WM2501-ND/61448</text:a></text:p>
          </table:table-cell>
          <table:table-cell/>
        </table:table-row>
        <table:table-row table:style-name="ro2">
          <table:table-cell office:value-type="string" calcext:value-type="string">
            <text:p>AMS cell board plug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0039013023</text:p>
          </table:table-cell>
          <table:table-cell office:value-type="string" calcext:value-type="string">
            <text:p>Digikey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a xlink:href="http://www.digikey.com/product-detail/en/molex-llc/0039013023/WM1030-ND/447277" xlink:type="simple">http://www.digikey.com/product-detail/en/molex-llc/0039013023/WM1030-ND/447277</text:a></text:p>
          </table:table-cell>
          <table:table-cell/>
        </table:table-row>
        <table:table-row table:style-name="ro2">
          <table:table-cell office:value-type="string" calcext:value-type="string">
            <text:p>Accumulator seal</text:p>
          </table:table-cell>
          <table:table-cell office:value-type="string" calcext:value-type="string">
            <text:p>Rubber Products</text:p>
          </table:table-cell>
          <table:table-cell office:value-type="string" calcext:value-type="string">
            <text:p>1” wide x 1/8” thk x 33 ft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<text:a xlink:href="http://www.amazon.com/NEOPRENE-RUBBER-Self-Adhesive-Strip/dp/B0089FMXN0/ref=pd_sim_229_2?ie=UTF8&amp;dpID=31wvydeaIHL&amp;dpSrc=sims&amp;preST=_AC_UL160_SR160%2C160_&amp;refRID=1NC99MHF6B96NAM4HH38" xlink:type="simple">http://www.amazon.com/NEOPRENE-RUBBER-Self-Adhesive-Strip/dp/B0089FMXN0/ref=pd_sim_229_2?ie=UTF8&amp;dpID=31wvydeaIHL&amp;dpSrc=sims&amp;preST=_AC_UL160_SR160%2C160_&amp;refRID=1NC99MHF6B96NAM4HH38</text:a></text:p>
          </table:table-cell>
          <table:table-cell/>
        </table:table-row>
        <table:table-row table:style-name="ro2">
          <table:table-cell office:value-type="string" calcext:value-type="string">
            <text:p>1/4” heat shrink labels</text:p>
          </table:table-cell>
          <table:table-cell office:value-type="string" calcext:value-type="string">
            <text:p>Dymo</text:p>
          </table:table-cell>
          <table:table-cell office:value-type="string" calcext:value-type="string">
            <text:p>RhinoPRO 1/4in x 5ft</text:p>
          </table:table-cell>
          <table:table-cell office:value-type="string" calcext:value-type="string">
            <text:p>Amazon</text:p>
          </table:table-cell>
          <table:table-cell office:value-type="float" office:value="3" calcext:value-type="float">
            <text:p>3</text:p>
          </table:table-cell>
          <table:table-cell office:value-type="float" office:value="21.47" calcext:value-type="float">
            <text:p>21.47</text:p>
          </table:table-cell>
          <table:table-cell office:value-type="string" calcext:value-type="string">
            <text:p><text:a xlink:href="http://www.amazon.com/DYMO-RhinoPRO-Heat-Shrink-Cable-4-inch/dp/B000AN9I7I/ref=sr_1_1?ie=UTF8&amp;qid=1458109442&amp;sr=8-1&amp;keywords=dymo+heat+shrink" xlink:type="simple">http://www.amazon.com/DYMO-RhinoPRO-Heat-Shrink-Cable-4-inch/dp/B000AN9I7I/ref=sr_1_1?ie=UTF8&amp;qid=1458109442&amp;sr=8-1&amp;keywords=dymo+heat+shrink</text:a></text:p>
          </table:table-cell>
          <table:table-cell/>
        </table:table-row>
        <table:table-row table:style-name="ro2">
          <table:table-cell office:value-type="string" calcext:value-type="string">
            <text:p>BBB box</text:p>
          </table:table-cell>
          <table:table-cell office:value-type="string" calcext:value-type="string">
            <text:p>Bud Industries</text:p>
          </table:table-cell>
          <table:table-cell office:value-type="string" calcext:value-type="string">
            <text:p>6.387 x 3.246 x 3.346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<text:a xlink:href="http://www.digikey.com/product-detail/en/bud-industries/PN-1333-DGMB/377-2160-ND/4897003" xlink:type="simple">http://www.digikey.com/product-detail/en/bud-industries/PN-1333-DGMB/377-2160-ND/4897003</text:a></text:p>
          </table:table-cell>
          <table:table-cell/>
        </table:table-row>
        <table:table-row table:style-name="ro2">
          <table:table-cell office:value-type="string" calcext:value-type="string">
            <text:p>2 pos grommet</text:p>
          </table:table-cell>
          <table:table-cell office:value-type="string" calcext:value-type="string">
            <text:p>Keystone Electronics</text:p>
          </table:table-cell>
          <table:table-cell office:value-type="string" calcext:value-type="string">
            <text:p>.432” grommet</text:p>
          </table:table-cell>
          <table:table-cell office:value-type="string" calcext:value-type="string">
            <text:p>Digikey</text:p>
          </table:table-cell>
          <table:table-cell office:value-type="float" office:value="10" calcext:value-type="float">
            <text:p>10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<text:a xlink:href="http://www.digikey.com/product-detail/en/keystone-electronics/736/36-736-ND/316717" xlink:type="simple">http://www.digikey.com/product-detail/en/keystone-electronics/736/36-736-ND/316717</text:a></text:p>
          </table:table-cell>
          <table:table-cell/>
        </table:table-row>
        <table:table-row table:style-name="ro2">
          <table:table-cell office:value-type="string" calcext:value-type="string">
            <text:p>6 pos grommet</text:p>
          </table:table-cell>
          <table:table-cell office:value-type="string" calcext:value-type="string">
            <text:p>Keystone Electronics</text:p>
          </table:table-cell>
          <table:table-cell office:value-type="string" calcext:value-type="string">
            <text:p>.625” grommet</text:p>
          </table:table-cell>
          <table:table-cell office:value-type="string" calcext:value-type="string">
            <text:p>Digikey</text:p>
          </table:table-cell>
          <table:table-cell office:value-type="float" office:value="25" calcext:value-type="float">
            <text:p>25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a xlink:href="http://www.digikey.com/product-detail/en/keystone-electronics/742/36-742-ND/316743" xlink:type="simple">http://www.digikey.com/product-detail/en/keystone-electronics/742/36-742-ND/316743</text:a></text:p>
          </table:table-cell>
          <table:table-cell/>
        </table:table-row>
        <table:table-row table:style-name="ro2">
          <table:table-cell office:value-type="string" calcext:value-type="string">
            <text:p>??? grommet</text:p>
          </table:table-cell>
          <table:table-cell office:value-type="string" calcext:value-type="string">
            <text:p>Keystone Electronics</text:p>
          </table:table-cell>
          <table:table-cell office:value-type="string" calcext:value-type="string">
            <text:p>.562” grommet</text:p>
          </table:table-cell>
          <table:table-cell office:value-type="string" calcext:value-type="string">
            <text:p>Digikey</text:p>
          </table:table-cell>
          <table:table-cell office:value-type="float" office:value="10" calcext:value-type="float">
            <text:p>10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<text:a xlink:href="http://www.digikey.com/product-detail/en/keystone-electronics/739/36-739-ND/106230" xlink:type="simple">http://www.digikey.com/product-detail/en/keystone-electronics/739/36-739-ND/106230</text:a></text:p>
          </table:table-cell>
          <table:table-cell/>
        </table:table-row>
        <table:table-row table:style-name="ro3" table:number-rows-repeated="7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66cc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6.69pt" fo:margin-right="56.6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21:38:38.2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50:20.160000000</meta:creation-date>
    <dc:date>2016-04-08T21:57:46.818000000</dc:date>
    <meta:editing-duration>P1DT6H51M33S</meta:editing-duration>
    <meta:editing-cycles>173</meta:editing-cycles>
    <meta:generator>LibreOffice/5.0.4.2$Windows_X86_64 LibreOffice_project/2b9802c1994aa0b7dc6079e128979269cf95bc78</meta:generator>
    <meta:document-statistic meta:table-count="1" meta:cell-count="101" meta:object-count="0"/>
  </office:meta>
</office:document-meta>
</file>